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2.075in" style:rel-column-width="16383*"/>
    </style:style>
    <style:style style:name="Table2.D" style:family="table-column">
      <style:table-column-properties style:column-width="2.075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30d51f" officeooo:paragraph-rsid="00109aa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1" style:family="paragraph" style:parent-style-name="Standard">
      <style:text-properties style:text-line-through-style="none" style:text-line-through-type="none" style:font-name="DejaVu Sans Condensed" officeooo:paragraph-rsid="0038ac91"/>
    </style:style>
    <style:style style:name="P12" style:family="paragraph" style:parent-style-name="Standard">
      <style:text-properties style:font-name="DejaVu Sans Condensed" officeooo:paragraph-rsid="00109aa5"/>
    </style:style>
    <style:style style:name="P13" style:family="paragraph" style:parent-style-name="Standard">
      <style:text-properties officeooo:paragraph-rsid="00109aa5"/>
    </style:style>
    <style:style style:name="P14" style:family="paragraph" style:parent-style-name="Standard">
      <style:paragraph-properties fo:text-align="start" style:justify-single-word="false"/>
      <style:text-properties officeooo:paragraph-rsid="00109aa5"/>
    </style:style>
    <style:style style:name="P15" style:family="paragraph" style:parent-style-name="Table_20_Contents">
      <style:text-properties style:font-name="DejaVu Sans Condensed" fo:font-weight="bold" officeooo:rsid="00334fb6" officeooo:paragraph-rsid="00334fb6" style:font-weight-asian="bold" style:font-weight-complex="bold"/>
    </style:style>
    <style:style style:name="P16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7" style:family="paragraph" style:parent-style-name="Table_20_Contents">
      <style:text-properties style:font-name="DejaVu Sans Condensed" officeooo:rsid="00358790" officeooo:paragraph-rsid="00358790"/>
    </style:style>
    <style:style style:name="P18" style:family="paragraph" style:parent-style-name="Table_20_Contents">
      <style:text-properties style:font-name="DejaVu Sans Condensed" officeooo:rsid="0036dc06" officeooo:paragraph-rsid="0036dc06"/>
    </style:style>
    <style:style style:name="P19" style:family="paragraph" style:parent-style-name="Standard" style:list-style-name="L1">
      <style:text-properties style:text-line-through-style="none" style:text-line-through-type="none" style:font-name="DejaVu Sans Condensed" officeooo:paragraph-rsid="0021810a"/>
    </style:style>
    <style:style style:name="P20" style:family="paragraph" style:parent-style-name="Standard" style:list-style-name="L1">
      <style:text-properties style:text-line-through-style="none" style:text-line-through-type="none" style:font-name="DejaVu Sans Condensed" fo:font-size="12pt" fo:font-style="normal" officeooo:rsid="0038ac91" officeooo:paragraph-rsid="0038ac91" style:font-size-asian="12pt" style:font-style-asian="normal" style:font-size-complex="12pt" style:font-style-complex="normal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24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5" style:family="paragraph" style:parent-style-name="Standard" style:list-style-name="L2">
      <style:text-properties style:text-line-through-style="solid" style:text-line-through-type="single" style:font-name="DejaVu Sans Condensed" officeooo:paragraph-rsid="00109aa5"/>
    </style:style>
    <style:style style:name="P26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7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8" style:family="paragraph" style:parent-style-name="Standard" style:list-style-name="L12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9" style:family="paragraph" style:parent-style-name="Standard" style:list-style-name="L12">
      <style:text-properties style:text-line-through-style="solid" style:text-line-through-type="single" style:font-name="DejaVu Sans Condensed" officeooo:paragraph-rsid="00109aa5"/>
    </style:style>
    <style:style style:name="P30" style:family="paragraph" style:parent-style-name="Standard" style:list-style-name="L5">
      <style:text-properties officeooo:paragraph-rsid="002bec7a"/>
    </style:style>
    <style:style style:name="P31" style:family="paragraph" style:parent-style-name="Standard" style:list-style-name="L6">
      <style:text-properties officeooo:paragraph-rsid="00109aa5"/>
    </style:style>
    <style:style style:name="P32" style:family="paragraph" style:parent-style-name="Standard" style:list-style-name="L9">
      <style:text-properties officeooo:paragraph-rsid="00109aa5"/>
    </style:style>
    <style:style style:name="P33" style:family="paragraph" style:parent-style-name="Standard" style:list-style-name="L10">
      <style:text-properties officeooo:paragraph-rsid="0036dc06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officeooo:rsid="001edf7f"/>
    </style:style>
    <style:style style:name="T11" style:family="text">
      <style:text-properties officeooo:rsid="0030d51f"/>
    </style:style>
    <style:style style:name="T12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31f886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334fb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36dc06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officeooo:rsid="00366027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3cde75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36dc06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38ac91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390c30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3da3a6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0d51f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36dc06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3aad84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11ae79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38ac91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390c30" style:font-size-asian="12pt" style:font-weight-asian="bold" style:font-size-complex="12pt" style:font-weight-complex="bold"/>
    </style:style>
    <style:style style:name="T44" style:family="text">
      <style:text-properties fo:font-size="12pt" officeooo:rsid="001e18cf" style:font-size-asian="12pt" style:font-size-complex="12pt"/>
    </style:style>
    <style:style style:name="T45" style:family="text">
      <style:text-properties fo:font-size="12pt" officeooo:rsid="00148c7a" style:font-size-asian="12pt" style:font-size-complex="12pt"/>
    </style:style>
    <style:style style:name="T46" style:family="text">
      <style:text-properties fo:font-size="12pt" officeooo:rsid="0030d51f" style:font-size-asian="12pt" style:font-size-complex="12pt"/>
    </style:style>
    <style:style style:name="T47" style:family="text">
      <style:text-properties fo:font-size="12pt" officeooo:rsid="00366027" style:font-size-asian="12pt" style:font-size-complex="12pt"/>
    </style:style>
    <style:style style:name="T48" style:family="text">
      <style:text-properties fo:font-size="12pt" officeooo:rsid="003cde75" style:font-size-asian="12pt" style:font-size-complex="12pt"/>
    </style:style>
    <style:style style:name="T49" style:family="text">
      <style:text-properties fo:font-size="12pt" officeooo:rsid="0036dc06" style:font-size-asian="12pt" style:font-size-complex="12pt"/>
    </style:style>
    <style:style style:name="T50" style:family="text">
      <style:text-properties fo:font-size="12pt" fo:font-style="normal" officeooo:rsid="0021810a" style:font-size-asian="12pt" style:font-style-asian="normal" style:font-size-complex="12pt" style:font-style-complex="normal"/>
    </style:style>
    <style:style style:name="T51" style:family="text">
      <style:text-properties fo:font-size="12pt" fo:font-style="normal" officeooo:rsid="0030d51f" style:font-size-asian="12pt" style:font-style-asian="normal" style:font-size-complex="12pt" style:font-style-complex="normal"/>
    </style:style>
    <style:style style:name="T52" style:family="text">
      <style:text-properties officeooo:rsid="0036dc06"/>
    </style:style>
    <style:style style:name="T53" style:family="text">
      <style:text-properties officeooo:rsid="0038ac91"/>
    </style:style>
    <style:style style:name="T54" style:family="text">
      <style:text-properties officeooo:rsid="00390c30"/>
    </style:style>
    <style:style style:name="T55" style:family="text">
      <style:text-properties officeooo:rsid="003c5451"/>
    </style:style>
    <style:style style:name="T56" style:family="text">
      <style:text-properties officeooo:rsid="003da3a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4"><text:span text:style-name="T31">1</text:span><text:span text:style-name="T32">0</text:span><text:span text:style-name="T33">6</text:span><text:span text:style-name="T34"> - </text:span><text:span text:style-name="T35">Controls - </text:span><text:span text:style-name="T30">WSO - </text:span><text:span text:style-name="T27">Throttle </text:span><text:span text:style-name="T36">Grip</text:span><text:span text:style-name="T30"> (Left Hand Controller)</text:span></text:p>
      <text:p text:style-name="P9">U=Up, D=Down, F=Forward, B=Backward, L=Left, R=Right, P=Press, S-*=Shift-<text:span text:style-name="T8">*</text:span>, L-*=Long-<text:span text:style-name="T8">*</text:span></text:p>
      <text:p text:style-name="P1"/>
      <text:p text:style-name="P10"><text:span text:style-name="T38">Top</text:span><text:span text:style-name="T37"> </text:span><text:span text:style-name="T39">H</text:span><text:span text:style-name="T37">at -- </text:span><text:span text:style-name="T41">"</text:span><text:span text:style-name="T40">CMD Dispenser Switch</text:span><text:span text:style-name="T41">"</text:span><text:span text:style-name="T42"> (Left Hand Controller)</text:span></text:p>
      <text:list xml:id="list2837142257" text:style-name="L1">
        <text:list-item>
          <text:p text:style-name="P19"><text:span text:style-name="T50">U: </text:span><text:span text:style-name="T51">Manual 2 dispense</text:span></text:p>
        </text:list-item>
        <text:list-item>
          <text:p text:style-name="P20">P: --</text:p>
        </text:list-item>
        <text:list-item>
          <text:p text:style-name="P19"><text:span text:style-name="T50">D: </text:span><text:span text:style-name="T51">Manual 1 dispense</text:span></text:p>
        </text:list-item>
      </text:list>
      <text:p text:style-name="P3"><text:span text:style-name="T1">Top</text:span> <text:span text:style-name="T9">H</text:span>at <text:span text:style-name="T9">Ri</text:span>ng<text:span text:style-name="T11"> -- "Antenna elevation control"</text:span></text:p>
      <text:list xml:id="list3894879226" text:style-name="L2">
        <text:list-item>
          <text:p text:style-name="P25"><text:span text:style-name="T44">F/B</text:span><text:span text:style-name="T45">: </text:span><text:span text:style-name="T46">Antenna elevation up/down</text:span></text:p>
        </text:list-item>
      </text:list>
      <text:p text:style-name="P5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xml:id="list2633314098" text:style-name="L3">
        <text:list-item>
          <text:p text:style-name="P21">U: (SRS radio 1 PTT)</text:p>
        </text:list-item>
        <text:list-item>
          <text:p text:style-name="P21">D: (SRS radio 2 PTT)</text:p>
        </text:list-item>
        <text:list-item>
          <text:p text:style-name="P23">S-U: Radio 1 PTT (opens comms menu for radio 1)</text:p>
        </text:list-item>
        <text:list-item>
          <text:p text:style-name="P23">S-D: Radio 2 PTT (opens comms menu for radio 2)</text:p>
        </text:list-item>
      </text:list>
      <text:p text:style-name="P7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xml:id="list4222963916" text:style-name="L4">
        <text:list-item>
          <text:p text:style-name="P24">F: Extend speedbrakes (keeps extending while held, stays open when you let go<text:span text:style-name="T11">??</text:span>)</text:p>
        </text:list-item>
        <text:list-item>
          <text:p text:style-name="P24">B: Retract speedbrakes (single press fully retracts)</text:p>
        </text:list-item>
      </text:list>
      <text:p text:style-name="P6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text:span text:style-name="T11"> -- "</text:span><text:span text:style-name="T53">Interrogate</text:span><text:span text:style-name="T54"> FWD</text:span><text:span text:style-name="T53">" (Right Hand Controller)</text:span></text:p>
      <text:list xml:id="list508079339" text:style-name="L5">
        <text:list-item>
          <text:p text:style-name="P30"><text:span text:style-name="T20">P: </text:span><text:span text:style-name="T22">IFF interrogate</text:span></text:p>
        </text:list-item>
      </text:list>
      <text:p text:style-name="P11"><text:span text:style-name="T40">Rear</text:span><text:span text:style-name="T37"> </text:span><text:span text:style-name="T39">T</text:span><text:span text:style-name="T37">humb </text:span><text:span text:style-name="T39">B</text:span><text:span text:style-name="T37">utton</text:span><text:span text:style-name="T40"> -- "</text:span><text:span text:style-name="T42">Interrogate</text:span><text:span text:style-name="T43"> AFT</text:span><text:span text:style-name="T42">" (Right Hand Controller)</text:span></text:p>
      <text:list xml:id="list1098638562" text:style-name="L6">
        <text:list-item>
          <text:p text:style-name="P31"><text:span text:style-name="T23">P: </text:span><text:span text:style-name="T22">EWWS and NCTR activate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xml:id="list3985200036" text:style-name="L7">
        <text:list-item>
          <text:p text:style-name="P26">P: Right throttle to idle detent (used for engine start)</text:p>
        </text:list-item>
        <text:list-item>
          <text:p text:style-name="P26">S-P: Left throttle to idle detent (used for engine start)</text:p>
        </text:list-item>
      </text:list>
      <text:p text:style-name="P6"><text:span text:style-name="T1">M</text:span><text:span text:style-name="T7">inistick -- </text:span><text:span text:style-name="T2">"</text:span><text:span text:style-name="T7">TDC/</text:span><text:span text:style-name="T2">Throttle Designator Controller"</text:span><text:span text:style-name="T55"> (Right and Left Hand Controller)</text:span></text:p>
      <text:list xml:id="list3763735717" text:style-name="L8">
        <text:list-item>
          <text:p text:style-name="P22">Axes: Slew TD<text:span text:style-name="T10">C</text:span></text:p>
        </text:list-item>
      </text:list>
      <text:list xml:id="list2503732672" text:style-name="L9">
        <text:list-item>
          <text:p text:style-name="P32"><text:span text:style-name="T20">P: </text:span><text:span text:style-name="T24">Designate; Expand HRM</text:span></text:p>
        </text:list-item>
      </text:list>
      <text:p text:style-name="P10"><text:span text:style-name="T38">Middle </text:span><text:span text:style-name="T39">F</text:span><text:span text:style-name="T38">inger </text:span><text:span text:style-name="T39">H</text:span><text:span text:style-name="T38">at</text:span><text:span text:style-name="T37"> -- </text:span><text:span text:style-name="T40">"Coolie"</text:span></text:p>
      <text:list xml:id="list51302210" text:style-name="L10">
        <text:list-item>
          <text:p text:style-name="P33"><text:span text:style-name="T20">U: </text:span><text:span text:style-name="T19">Scroll </text:span><text:span text:style-name="T25">left inboard </text:span><text:span text:style-name="T19">MFD page</text:span><text:span text:style-name="T25"> (2nd MFD)</text:span></text:p>
        </text:list-item>
        <text:list-item>
          <text:p text:style-name="P33"><text:span text:style-name="T18">D: Scroll </text:span><text:span text:style-name="T25">left outboard </text:span><text:span text:style-name="T19">MFD page</text:span><text:span text:style-name="T25"> (1st MFD)</text:span></text:p>
        </text:list-item>
        <text:list-item>
          <text:p text:style-name="P33"><text:span text:style-name="T18">L: </text:span><text:span text:style-name="T19">Take command </text:span><text:span text:style-name="T25">left outboard</text:span><text:span text:style-name="T19"> MFD (</text:span><text:span text:style-name="T21">1st</text:span><text:span text:style-name="T19"> MFD)</text:span></text:p>
        </text:list-item>
        <text:list-item>
          <text:p text:style-name="P33"><text:span text:style-name="T18">R: </text:span><text:span text:style-name="T19">Take command </text:span><text:span text:style-name="T25">left inboard </text:span><text:span text:style-name="T19">MFD (</text:span><text:span text:style-name="T21">2nd</text:span><text:span text:style-name="T19"> MFD)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xml:id="list1510284356" text:style-name="L11">
        <text:list-item>
          <text:p text:style-name="P27">U/D: --</text:p>
        </text:list-item>
      </text:list>
      <text:p text:style-name="P12"><text:span text:style-name="T12">P</text:span><text:span text:style-name="T13">inky </text:span><text:span text:style-name="T14">S</text:span><text:span text:style-name="T12">witch</text:span><text:span text:style-name="T13"> -- </text:span><text:span text:style-name="T15">"Auto Acquisition Switch</text:span><text:span text:style-name="T17"> aka Mode Reject/FOV</text:span><text:span text:style-name="T15">"</text:span><text:span text:style-name="T17"> (</text:span><text:span text:style-name="T16">FWD = D, AFT = U, DOWN = P)</text:span></text:p>
      <table:table table:name="Table1" table:style-name="Table1">
        <table:table-column table:style-name="Table1.A" table:number-columns-repeated="5"/>
        <table:table-column table:style-name="Table1.F"/>
        <table:table-row table:style-name="TableLine280254541100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TPOD</text:p>
          </table:table-cell>
          <table:table-cell table:style-name="Table1.A1" office:value-type="string">
            <text:p text:style-name="P15">HRM<text:span text:style-name="T52">/RBM</text:span></text:p>
          </table:table-cell>
          <table:table-cell table:style-name="Table1.A1" office:value-type="string">
            <text:p text:style-name="P15">A/A radar</text:p>
          </table:table-cell>
          <table:table-cell table:style-name="Table1.A1" office:value-type="string">
            <text:p text:style-name="P15">TSD</text:p>
          </table:table-cell>
          <table:table-cell table:style-name="Table1.F1" office:value-type="string">
            <text:p text:style-name="P15">A/G weapon</text:p>
          </table:table-cell>
        </table:table-row>
        <table:table-row table:style-name="TableLine2802545403120">
          <table:table-cell table:style-name="Table1.A2" office:value-type="string">
            <text:p text:style-name="P15">U:</text:p>
          </table:table-cell>
          <table:table-cell table:style-name="Table1.A2" office:value-type="string">
            <text:p text:style-name="P18">Return to cue</text:p>
          </table:table-cell>
          <table:table-cell table:style-name="Table1.A2" office:value-type="string">
            <text:p text:style-name="P18">Larger window/range</text:p>
          </table:table-cell>
          <table:table-cell table:style-name="Table1.A2" office:value-type="string">
            <text:p text:style-name="P18">Normal TWS</text:p>
          </table:table-cell>
          <table:table-cell table:style-name="Table1.A2" office:value-type="string">
            <text:p text:style-name="P18">Larger cue footprint</text:p>
          </table:table-cell>
          <table:table-cell table:style-name="Table1.F2" office:value-type="string">
            <text:p text:style-name="P18">TODO</text:p>
          </table:table-cell>
        </table:table-row>
        <table:table-row table:style-name="TableLine2802545412912">
          <table:table-cell table:style-name="Table1.A2" office:value-type="string">
            <text:p text:style-name="P15">P:</text:p>
          </table:table-cell>
          <table:table-cell table:style-name="Table1.A2" office:value-type="string">
            <text:p text:style-name="P18">Undesignate</text:p>
          </table:table-cell>
          <table:table-cell table:style-name="Table1.A2" office:value-type="string">
            <text:p text:style-name="P18">Mode reject; PSL/Undesignate</text:p>
          </table:table-cell>
          <table:table-cell table:style-name="Table1.A2" office:value-type="string">
            <text:p text:style-name="P18">Mode reject</text:p>
          </table:table-cell>
          <table:table-cell table:style-name="Table1.A2" office:value-type="string">
            <text:p text:style-name="P18">Return to P.P. (present position) map</text:p>
          </table:table-cell>
          <table:table-cell table:style-name="Table1.F2" office:value-type="string">
            <text:p text:style-name="P18">TODO</text:p>
          </table:table-cell>
        </table:table-row>
        <table:table-row table:style-name="TableLine2802545412368">
          <table:table-cell table:style-name="Table1.A2" office:value-type="string">
            <text:p text:style-name="P15">D:</text:p>
          </table:table-cell>
          <table:table-cell table:style-name="Table1.A2" office:value-type="string">
            <text:p text:style-name="P18">Narrow/Wide FOV</text:p>
          </table:table-cell>
          <table:table-cell table:style-name="Table1.A2" office:value-type="string">
            <text:p text:style-name="P18">Smaller window/range</text:p>
          </table:table-cell>
          <table:table-cell table:style-name="Table1.A2" office:value-type="string">
            <text:p text:style-name="P18">High data rate TWS/RAM</text:p>
          </table:table-cell>
          <table:table-cell table:style-name="Table1.A2" office:value-type="string">
            <text:p text:style-name="P18">Smaller cue footprint</text:p>
          </table:table-cell>
          <table:table-cell table:style-name="Table1.F2" office:value-type="string">
            <text:p text:style-name="P18">TODO</text:p>
          </table:table-cell>
        </table:table-row>
      </table:table>
      <text:p text:style-name="P13"><text:span text:style-name="T26">P</text:span><text:span text:style-name="T27">inky </text:span><text:span text:style-name="T28">B</text:span><text:span text:style-name="T27">utton -- </text:span><text:span text:style-name="T29">"</text:span><text:span text:style-name="T30">Laser Fire Button</text:span><text:span text:style-name="T29">"</text:span></text:p>
      <table:table table:name="Table2" table:style-name="Table2">
        <table:table-column table:style-name="Table2.A" table:number-columns-repeated="3"/>
        <table:table-column table:style-name="Table2.D"/>
        <table:table-row table:style-name="TableLine2802545404208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TPOD</text:p>
          </table:table-cell>
          <table:table-cell table:style-name="Table2.A1" office:value-type="string">
            <text:p text:style-name="P16">HRM/RBM</text:p>
          </table:table-cell>
          <table:table-cell table:style-name="Table2.D1" office:value-type="string">
            <text:p text:style-name="P16">A/G weapon</text:p>
          </table:table-cell>
        </table:table-row>
        <table:table-row table:style-name="TableLine2802545405024">
          <table:table-cell table:style-name="Table2.A2" office:value-type="string">
            <text:p text:style-name="P16">P:</text:p>
          </table:table-cell>
          <table:table-cell table:style-name="Table2.A2" office:value-type="string">
            <text:p text:style-name="P17">Laser fire toggle</text:p>
          </table:table-cell>
          <table:table-cell table:style-name="Table2.A2" office:value-type="string">
            <text:p text:style-name="P17">Freeze/Unfreeze</text:p>
          </table:table-cell>
          <table:table-cell table:style-name="Table2.D2" office:value-type="string">
            <text:p text:style-name="P17">TODO</text:p>
          </table:table-cell>
        </table:table-row>
      </table:table>
      <text:p text:style-name="P8"/>
      <text:p text:style-name="P3">Pinky <text:span text:style-name="T9">W</text:span>heel</text:p>
      <text:list xml:id="list1271459917" text:style-name="L12">
        <text:list-item>
          <text:p text:style-name="P29"><text:span text:style-name="T44">F/B</text:span><text:span text:style-name="T45">: --</text:span></text:p>
        </text:list-item>
        <text:list-item>
          <text:p text:style-name="P28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3T11:00:30.227000000</dc:date>
    <meta:editing-duration>PT8H5M30S</meta:editing-duration>
    <meta:editing-cycles>37</meta:editing-cycles>
    <meta:generator>LibreOffice/7.0.3.1$Windows_X86_64 LibreOffice_project/d7547858d014d4cf69878db179d326fc3483e082</meta:generator>
    <meta:document-statistic meta:table-count="2" meta:image-count="1" meta:object-count="0" meta:page-count="1" meta:paragraph-count="68" meta:word-count="330" meta:character-count="1826" meta:non-whitespace-character-count="1587"/>
  </office:meta>
</office:document-meta>
</file>